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2398in"/>
    </style:style>
    <style:style style:name="co2" style:family="table-column">
      <style:table-column-properties fo:break-before="auto" style:column-width="2.6827in"/>
    </style:style>
    <style:style style:name="co3" style:family="table-column">
      <style:table-column-properties fo:break-before="auto" style:column-width="1.3161in"/>
    </style:style>
    <style:style style:name="co4" style:family="table-column">
      <style:table-column-properties fo:break-before="auto" style:column-width="0.6484in"/>
    </style:style>
    <style:style style:name="co5" style:family="table-column">
      <style:table-column-properties fo:break-before="auto" style:column-width="1.0898in"/>
    </style:style>
    <style:style style:name="co6" style:family="table-column">
      <style:table-column-properties fo:break-before="auto" style:column-width="1.8429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Designator</text:p>
          </table:table-cell>
          <table:table-cell table:style-name="ce1" office:value-type="string">
            <text:p>Package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Designation</text:p>
          </table:table-cell>
          <table:table-cell table:style-name="ce1" office:value-type="string">
            <text:p>digikey ref</text:p>
          </table:table-cell>
          <table:table-cell table:style-name="ce1" office:value-type="string">
            <text:p>link</text:p>
          </table:table-cell>
          <table:table-cell table:style-name="ce1"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3</text:p>
          </table:table-cell>
          <table:table-cell office:value-type="string">
            <text:p>FFC_REBELSIM</text:p>
          </table:table-cell>
          <table:table-cell office:value-type="float" office:value="1">
            <text:p>1</text:p>
          </table:table-cell>
          <table:table-cell office:value-type="string">
            <text:p>FFC</text:p>
          </table:table-cell>
          <table:table-cell office:value-type="string">
            <text:p>609-1889-1-ND</text:p>
          </table:table-cell>
          <table:table-cell table:formula="of:=IF(LEN([.F2])&lt;&gt;0;HYPERLINK(CONCATENATE(&quot;http://search.digikey.com/scripts/DkSearch/dksus.dll?Detail&amp;name=&quot;;[.F2]);[.F2]);&quot;&quot;)" office:value-type="string" office:string-value="609-1889-1-ND">
            <text:p>609-1889-1-ND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2</text:p>
          </table:table-cell>
          <table:table-cell office:value-type="string">
            <text:p>JACK_2.5</text:p>
          </table:table-cell>
          <table:table-cell office:value-type="float" office:value="1">
            <text:p>1</text:p>
          </table:table-cell>
          <table:table-cell office:value-type="string">
            <text:p>JACK_2.5</text:p>
          </table:table-cell>
          <table:table-cell office:value-type="string">
            <text:p>CP-2523SJCT-ND</text:p>
          </table:table-cell>
          <table:table-cell table:formula="of:=IF(LEN([.F3])&lt;&gt;0;HYPERLINK(CONCATENATE(&quot;http://search.digikey.com/scripts/DkSearch/dksus.dll?Detail&amp;name=&quot;;[.F3]);[.F3]);&quot;&quot;)" office:value-type="string" office:string-value="CP-2523SJCT-ND">
            <text:p>CP-2523SJCT-ND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1</text:p>
          </table:table-cell>
          <table:table-cell office:value-type="string">
            <text:p>pin_array_10x2</text:p>
          </table:table-cell>
          <table:table-cell office:value-type="float" office:value="1">
            <text:p>1</text:p>
          </table:table-cell>
          <table:table-cell office:value-type="string">
            <text:p>JTAG</text:p>
          </table:table-cell>
          <table:table-cell/>
          <table:table-cell table:formula="of:=IF(LEN([.F4])&lt;&gt;0;HYPERLINK(CONCATENATE(&quot;http://search.digikey.com/scripts/DkSearch/dksus.dll?Detail&amp;name=&quot;;[.F4]);[.F4]);&quot;&quot;)">
            <text:p/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JP2</text:p>
          </table:table-cell>
          <table:table-cell office:value-type="string">
            <text:p>PIN_ARRAY_2X1</text:p>
          </table:table-cell>
          <table:table-cell office:value-type="float" office:value="1">
            <text:p>1</text:p>
          </table:table-cell>
          <table:table-cell office:value-type="string">
            <text:p>ERASE</text:p>
          </table:table-cell>
          <table:table-cell/>
          <table:table-cell table:formula="of:=IF(LEN([.F5])&lt;&gt;0;HYPERLINK(CONCATENATE(&quot;http://search.digikey.com/scripts/DkSearch/dksus.dll?Detail&amp;name=&quot;;[.F5]);[.F5]);&quot;&quot;)">
            <text:p/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JP1</text:p>
          </table:table-cell>
          <table:table-cell office:value-type="string">
            <text:p>PIN_ARRAY_2X1</text:p>
          </table:table-cell>
          <table:table-cell office:value-type="float" office:value="1">
            <text:p>1</text:p>
          </table:table-cell>
          <table:table-cell office:value-type="string">
            <text:p>TEST</text:p>
          </table:table-cell>
          <table:table-cell/>
          <table:table-cell table:formula="of:=IF(LEN([.F6])&lt;&gt;0;HYPERLINK(CONCATENATE(&quot;http://search.digikey.com/scripts/DkSearch/dksus.dll?Detail&amp;name=&quot;;[.F6]);[.F6]);&quot;&quot;)">
            <text:p/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BT1</text:p>
          </table:table-cell>
          <table:table-cell office:value-type="string">
            <text:p>PIN_ARRAY_2X1</text:p>
          </table:table-cell>
          <table:table-cell office:value-type="float" office:value="1">
            <text:p>1</text:p>
          </table:table-cell>
          <table:table-cell office:value-type="string">
            <text:p>4.5-6V</text:p>
          </table:table-cell>
          <table:table-cell/>
          <table:table-cell table:formula="of:=IF(LEN([.F7])&lt;&gt;0;HYPERLINK(CONCATENATE(&quot;http://search.digikey.com/scripts/DkSearch/dksus.dll?Detail&amp;name=&quot;;[.F7]);[.F7]);&quot;&quot;)">
            <text:p/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X1</text:p>
          </table:table-cell>
          <table:table-cell office:value-type="string">
            <text:p>Q_49U3HMS</text:p>
          </table:table-cell>
          <table:table-cell office:value-type="float" office:value="1">
            <text:p>1</text:p>
          </table:table-cell>
          <table:table-cell office:value-type="string">
            <text:p>18.432MHz</text:p>
          </table:table-cell>
          <table:table-cell office:value-type="string">
            <text:p>XC1252CT-ND</text:p>
          </table:table-cell>
          <table:table-cell table:formula="of:=IF(LEN([.F8])&lt;&gt;0;HYPERLINK(CONCATENATE(&quot;http://search.digikey.com/scripts/DkSearch/dksus.dll?Detail&amp;name=&quot;;[.F8]);[.F8]);&quot;&quot;)" office:value-type="string" office:string-value="XC1252CT-ND">
            <text:p>XC1252CT-ND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R18,R17,R16,R2</text:p>
          </table:table-cell>
          <table:table-cell office:value-type="string">
            <text:p>SM0603</text:p>
          </table:table-cell>
          <table:table-cell office:value-type="float" office:value="4">
            <text:p>4</text:p>
          </table:table-cell>
          <table:table-cell office:value-type="string">
            <text:p>10K</text:p>
          </table:table-cell>
          <table:table-cell office:value-type="string">
            <text:p>RMCF0603JT10K0CT-ND</text:p>
          </table:table-cell>
          <table:table-cell table:formula="of:=IF(LEN([.F9])&lt;&gt;0;HYPERLINK(CONCATENATE(&quot;http://search.digikey.com/scripts/DkSearch/dksus.dll?Detail&amp;name=&quot;;[.F9]);[.F9]);&quot;&quot;)" office:value-type="string" office:string-value="RMCF0603JT10K0CT-ND">
            <text:p>RMCF0603JT10K0CT-ND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R14,R13</text:p>
          </table:table-cell>
          <table:table-cell office:value-type="string">
            <text:p>SM0603</text:p>
          </table:table-cell>
          <table:table-cell office:value-type="float" office:value="2">
            <text:p>2</text:p>
          </table:table-cell>
          <table:table-cell office:value-type="string">
            <text:p>150R</text:p>
          </table:table-cell>
          <table:table-cell office:value-type="string">
            <text:p>P150GCT-ND</text:p>
          </table:table-cell>
          <table:table-cell table:formula="of:=IF(LEN([.F10])&lt;&gt;0;HYPERLINK(CONCATENATE(&quot;http://search.digikey.com/scripts/DkSearch/dksus.dll?Detail&amp;name=&quot;;[.F10]);[.F10]);&quot;&quot;)" office:value-type="string" office:string-value="P150GCT-ND">
            <text:p>P150GCT-ND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R12,R8,R7,R6,R5,R4,R1,R22,R19</text:p>
          </table:table-cell>
          <table:table-cell office:value-type="string">
            <text:p>SM0603</text:p>
          </table:table-cell>
          <table:table-cell office:value-type="float" office:value="9">
            <text:p>9</text:p>
          </table:table-cell>
          <table:table-cell office:value-type="string">
            <text:p>100K</text:p>
          </table:table-cell>
          <table:table-cell office:value-type="string">
            <text:p>P100KGCT-ND</text:p>
          </table:table-cell>
          <table:table-cell table:formula="of:=IF(LEN([.F11])&lt;&gt;0;HYPERLINK(CONCATENATE(&quot;http://search.digikey.com/scripts/DkSearch/dksus.dll?Detail&amp;name=&quot;;[.F11]);[.F11]);&quot;&quot;)" office:value-type="string" office:string-value="P100KGCT-ND">
            <text:p>P100KGCT-ND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R11,R3</text:p>
          </table:table-cell>
          <table:table-cell office:value-type="string">
            <text:p>SM0603</text:p>
          </table:table-cell>
          <table:table-cell office:value-type="float" office:value="2">
            <text:p>2</text:p>
          </table:table-cell>
          <table:table-cell office:value-type="string">
            <text:p>1K5</text:p>
          </table:table-cell>
          <table:table-cell office:value-type="string">
            <text:p>RMCF0603JT1K50CT-ND</text:p>
          </table:table-cell>
          <table:table-cell table:formula="of:=IF(LEN([.F12])&lt;&gt;0;HYPERLINK(CONCATENATE(&quot;http://search.digikey.com/scripts/DkSearch/dksus.dll?Detail&amp;name=&quot;;[.F12]);[.F12]);&quot;&quot;)" office:value-type="string" office:string-value="RMCF0603JT1K50CT-ND">
            <text:p>RMCF0603JT1K50CT-ND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R10,R9</text:p>
          </table:table-cell>
          <table:table-cell office:value-type="string">
            <text:p>SM0603</text:p>
          </table:table-cell>
          <table:table-cell office:value-type="float" office:value="2">
            <text:p>2</text:p>
          </table:table-cell>
          <table:table-cell office:value-type="string">
            <text:p>27R</text:p>
          </table:table-cell>
          <table:table-cell office:value-type="string">
            <text:p>P27GCT-ND</text:p>
          </table:table-cell>
          <table:table-cell table:formula="of:=IF(LEN([.F13])&lt;&gt;0;HYPERLINK(CONCATENATE(&quot;http://search.digikey.com/scripts/DkSearch/dksus.dll?Detail&amp;name=&quot;;[.F13]);[.F13]);&quot;&quot;)" office:value-type="string" office:string-value="P27GCT-ND">
            <text:p>P27GCT-ND</text:p>
          </table:table-cell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C23,C20,C19,C16,C15,C9,C7,C4,C3,C24</text:p>
          </table:table-cell>
          <table:table-cell office:value-type="string">
            <text:p>SM0603</text:p>
          </table:table-cell>
          <table:table-cell office:value-type="float" office:value="10">
            <text:p>10</text:p>
          </table:table-cell>
          <table:table-cell office:value-type="string">
            <text:p>100nF</text:p>
          </table:table-cell>
          <table:table-cell office:value-type="string">
            <text:p>478-1239-1-ND</text:p>
          </table:table-cell>
          <table:table-cell table:formula="of:=IF(LEN([.F14])&lt;&gt;0;HYPERLINK(CONCATENATE(&quot;http://search.digikey.com/scripts/DkSearch/dksus.dll?Detail&amp;name=&quot;;[.F14]);[.F14]);&quot;&quot;)" office:value-type="string" office:string-value="478-1239-1-ND">
            <text:p>478-1239-1-ND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C22,C21,C14</text:p>
          </table:table-cell>
          <table:table-cell office:value-type="string">
            <text:p>SM0603</text:p>
          </table:table-cell>
          <table:table-cell office:value-type="float" office:value="3">
            <text:p>3</text:p>
          </table:table-cell>
          <table:table-cell office:value-type="string">
            <text:p>1uF</text:p>
          </table:table-cell>
          <table:table-cell office:value-type="string">
            <text:p>490-1543-1-ND</text:p>
          </table:table-cell>
          <table:table-cell table:formula="of:=IF(LEN([.F15])&lt;&gt;0;HYPERLINK(CONCATENATE(&quot;http://search.digikey.com/scripts/DkSearch/dksus.dll?Detail&amp;name=&quot;;[.F15]);[.F15]);&quot;&quot;)" office:value-type="string" office:string-value="490-1543-1-ND">
            <text:p>490-1543-1-ND</text:p>
          </table:table-cell>
          <table:table-cell table:number-columns-repeated="1017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C18,C17</text:p>
          </table:table-cell>
          <table:table-cell office:value-type="string">
            <text:p>SM0603</text:p>
          </table:table-cell>
          <table:table-cell office:value-type="float" office:value="2">
            <text:p>2</text:p>
          </table:table-cell>
          <table:table-cell office:value-type="string">
            <text:p>10pF</text:p>
          </table:table-cell>
          <table:table-cell office:value-type="string">
            <text:p>490-1403-1-ND</text:p>
          </table:table-cell>
          <table:table-cell table:formula="of:=IF(LEN([.F16])&lt;&gt;0;HYPERLINK(CONCATENATE(&quot;http://search.digikey.com/scripts/DkSearch/dksus.dll?Detail&amp;name=&quot;;[.F16]);[.F16]);&quot;&quot;)" office:value-type="string" office:string-value="490-1403-1-ND">
            <text:p>490-1403-1-ND</text:p>
          </table:table-cell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C13,C11</text:p>
          </table:table-cell>
          <table:table-cell office:value-type="string">
            <text:p>SM0603</text:p>
          </table:table-cell>
          <table:table-cell office:value-type="float" office:value="2">
            <text:p>2</text:p>
          </table:table-cell>
          <table:table-cell office:value-type="string">
            <text:p>15pF</text:p>
          </table:table-cell>
          <table:table-cell office:value-type="string">
            <text:p>709-1142-1-ND</text:p>
          </table:table-cell>
          <table:table-cell table:formula="of:=IF(LEN([.F17])&lt;&gt;0;HYPERLINK(CONCATENATE(&quot;http://search.digikey.com/scripts/DkSearch/dksus.dll?Detail&amp;name=&quot;;[.F17]);[.F17]);&quot;&quot;)" office:value-type="string" office:string-value="709-1142-1-ND">
            <text:p>709-1142-1-ND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C12,C1</text:p>
          </table:table-cell>
          <table:table-cell office:value-type="string">
            <text:p>SM0603</text:p>
          </table:table-cell>
          <table:table-cell office:value-type="float" office:value="2">
            <text:p>2</text:p>
          </table:table-cell>
          <table:table-cell office:value-type="string">
            <text:p>2.2uF</text:p>
          </table:table-cell>
          <table:table-cell office:value-type="string">
            <text:p>478-6212-1-ND</text:p>
          </table:table-cell>
          <table:table-cell table:formula="of:=IF(LEN([.F18])&lt;&gt;0;HYPERLINK(CONCATENATE(&quot;http://search.digikey.com/scripts/DkSearch/dksus.dll?Detail&amp;name=&quot;;[.F18]);[.F18]);&quot;&quot;)" office:value-type="string" office:string-value="478-6212-1-ND">
            <text:p>478-6212-1-ND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C10</text:p>
          </table:table-cell>
          <table:table-cell office:value-type="string">
            <text:p>SM0603</text:p>
          </table:table-cell>
          <table:table-cell office:value-type="float" office:value="1">
            <text:p>1</text:p>
          </table:table-cell>
          <table:table-cell office:value-type="string">
            <text:p>1nF</text:p>
          </table:table-cell>
          <table:table-cell office:value-type="string">
            <text:p>478-1215-1-ND</text:p>
          </table:table-cell>
          <table:table-cell table:formula="of:=IF(LEN([.F19])&lt;&gt;0;HYPERLINK(CONCATENATE(&quot;http://search.digikey.com/scripts/DkSearch/dksus.dll?Detail&amp;name=&quot;;[.F19]);[.F19]);&quot;&quot;)" office:value-type="string" office:string-value="478-1215-1-ND">
            <text:p>478-1215-1-ND</text:p>
          </table:table-cell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C6</text:p>
          </table:table-cell>
          <table:table-cell office:value-type="string">
            <text:p>SM0603</text:p>
          </table:table-cell>
          <table:table-cell office:value-type="float" office:value="1">
            <text:p>1</text:p>
          </table:table-cell>
          <table:table-cell office:value-type="string">
            <text:p>10nF</text:p>
          </table:table-cell>
          <table:table-cell office:value-type="string">
            <text:p>490-1512-1-ND</text:p>
          </table:table-cell>
          <table:table-cell table:formula="of:=IF(LEN([.F20])&lt;&gt;0;HYPERLINK(CONCATENATE(&quot;http://search.digikey.com/scripts/DkSearch/dksus.dll?Detail&amp;name=&quot;;[.F20]);[.F20]);&quot;&quot;)" office:value-type="string" office:string-value="490-1512-1-ND">
            <text:p>490-1512-1-ND</text:p>
          </table:table-cell>
          <table:table-cell table:number-columns-repeated="1017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C5</text:p>
          </table:table-cell>
          <table:table-cell office:value-type="string">
            <text:p>SM0603</text:p>
          </table:table-cell>
          <table:table-cell office:value-type="float" office:value="1">
            <text:p>1</text:p>
          </table:table-cell>
          <table:table-cell office:value-type="string">
            <text:p>33pF</text:p>
          </table:table-cell>
          <table:table-cell office:value-type="string">
            <text:p>490-1415-1-ND</text:p>
          </table:table-cell>
          <table:table-cell table:formula="of:=IF(LEN([.F21])&lt;&gt;0;HYPERLINK(CONCATENATE(&quot;http://search.digikey.com/scripts/DkSearch/dksus.dll?Detail&amp;name=&quot;;[.F21]);[.F21]);&quot;&quot;)" office:value-type="string" office:string-value="490-1415-1-ND">
            <text:p>490-1415-1-ND</text:p>
          </table:table-cell>
          <table:table-cell table:number-columns-repeated="1017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FB2,FB1</text:p>
          </table:table-cell>
          <table:table-cell office:value-type="string">
            <text:p>SM0805</text:p>
          </table:table-cell>
          <table:table-cell office:value-type="float" office:value="2">
            <text:p>2</text:p>
          </table:table-cell>
          <table:table-cell office:value-type="string">
            <text:p>FILTER</text:p>
          </table:table-cell>
          <table:table-cell office:value-type="string">
            <text:p>P10191CT-ND</text:p>
          </table:table-cell>
          <table:table-cell table:formula="of:=IF(LEN([.F22])&lt;&gt;0;HYPERLINK(CONCATENATE(&quot;http://search.digikey.com/scripts/DkSearch/dksus.dll?Detail&amp;name=&quot;;[.F22]);[.F22]);&quot;&quot;)" office:value-type="string" office:string-value="P10191CT-ND">
            <text:p>P10191CT-ND</text:p>
          </table:table-cell>
          <table:table-cell table:number-columns-repeated="1017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D3,D2</text:p>
          </table:table-cell>
          <table:table-cell office:value-type="string">
            <text:p>SOD123</text:p>
          </table:table-cell>
          <table:table-cell office:value-type="float" office:value="2">
            <text:p>2</text:p>
          </table:table-cell>
          <table:table-cell office:value-type="string">
            <text:p>1N5819</text:p>
          </table:table-cell>
          <table:table-cell office:value-type="string">
            <text:p>1N5819HW-FDICT-ND</text:p>
          </table:table-cell>
          <table:table-cell table:formula="of:=IF(LEN([.F23])&lt;&gt;0;HYPERLINK(CONCATENATE(&quot;http://search.digikey.com/scripts/DkSearch/dksus.dll?Detail&amp;name=&quot;;[.F23]);[.F23]);&quot;&quot;)" office:value-type="string" office:string-value="1N5819HW-FDICT-ND">
            <text:p>1N5819HW-FDICT-ND</text:p>
          </table:table-cell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IC3</text:p>
          </table:table-cell>
          <table:table-cell office:value-type="string">
            <text:p>TQFP_64</text:p>
          </table:table-cell>
          <table:table-cell office:value-type="float" office:value="1">
            <text:p>1</text:p>
          </table:table-cell>
          <table:table-cell office:value-type="string">
            <text:p>AT91SAM7S</text:p>
          </table:table-cell>
          <table:table-cell office:value-type="string">
            <text:p>AT91SAM7S128C-AU-ND</text:p>
          </table:table-cell>
          <table:table-cell table:formula="of:=IF(LEN([.F24])&lt;&gt;0;HYPERLINK(CONCATENATE(&quot;http://search.digikey.com/scripts/DkSearch/dksus.dll?Detail&amp;name=&quot;;[.F24]);[.F24]);&quot;&quot;)" office:value-type="string" office:string-value="AT91SAM7S128C-AU-ND">
            <text:p>AT91SAM7S128C-AU-ND</text:p>
          </table:table-cell>
          <table:table-cell table:number-columns-repeated="1017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P2</text:p>
          </table:table-cell>
          <table:table-cell office:value-type="string">
            <text:p>PIN_ARRAY-6X1</text:p>
          </table:table-cell>
          <table:table-cell office:value-type="float" office:value="1">
            <text:p>1</text:p>
          </table:table-cell>
          <table:table-cell office:value-type="string">
            <text:p>DEBUG</text:p>
          </table:table-cell>
          <table:table-cell/>
          <table:table-cell table:formula="of:=IF(LEN([.F25])&lt;&gt;0;HYPERLINK(CONCATENATE(&quot;http://search.digikey.com/scripts/DkSearch/dksus.dll?Detail&amp;name=&quot;;[.F25]);[.F25]);&quot;&quot;)">
            <text:p/>
          </table:table-cell>
          <table:table-cell table:number-columns-repeated="1017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Q2,Q1</text:p>
          </table:table-cell>
          <table:table-cell office:value-type="string">
            <text:p>SOT23_BC847</text:p>
          </table:table-cell>
          <table:table-cell office:value-type="float" office:value="2">
            <text:p>2</text:p>
          </table:table-cell>
          <table:table-cell office:value-type="string">
            <text:p>BC847</text:p>
          </table:table-cell>
          <table:table-cell office:value-type="string">
            <text:p>BC847CINCT-ND</text:p>
          </table:table-cell>
          <table:table-cell table:formula="of:=IF(LEN([.F26])&lt;&gt;0;HYPERLINK(CONCATENATE(&quot;http://search.digikey.com/scripts/DkSearch/dksus.dll?Detail&amp;name=&quot;;[.F26]);[.F26]);&quot;&quot;)" office:value-type="string" office:string-value="BC847CINCT-ND">
            <text:p>BC847CINCT-ND</text:p>
          </table:table-cell>
          <table:table-cell table:number-columns-repeated="1017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SW1</text:p>
          </table:table-cell>
          <table:table-cell office:value-type="string">
            <text:p>PUSH_BUTTON</text:p>
          </table:table-cell>
          <table:table-cell office:value-type="float" office:value="1">
            <text:p>1</text:p>
          </table:table-cell>
          <table:table-cell office:value-type="string">
            <text:p>RESET</text:p>
          </table:table-cell>
          <table:table-cell office:value-type="string">
            <text:p>P12932SCT-ND</text:p>
          </table:table-cell>
          <table:table-cell table:formula="of:=IF(LEN([.F27])&lt;&gt;0;HYPERLINK(CONCATENATE(&quot;http://search.digikey.com/scripts/DkSearch/dksus.dll?Detail&amp;name=&quot;;[.F27]);[.F27]);&quot;&quot;)" office:value-type="string" office:string-value="P12932SCT-ND">
            <text:p>P12932SCT-ND</text:p>
          </table:table-cell>
          <table:table-cell table:number-columns-repeated="1017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SW2</text:p>
          </table:table-cell>
          <table:table-cell office:value-type="string">
            <text:p>PUSH_BUTTON</text:p>
          </table:table-cell>
          <table:table-cell office:value-type="float" office:value="1">
            <text:p>1</text:p>
          </table:table-cell>
          <table:table-cell office:value-type="string">
            <text:p>BOOTLOADER</text:p>
          </table:table-cell>
          <table:table-cell office:value-type="string">
            <text:p>P12932SCT-ND</text:p>
          </table:table-cell>
          <table:table-cell table:formula="of:=IF(LEN([.F28])&lt;&gt;0;HYPERLINK(CONCATENATE(&quot;http://search.digikey.com/scripts/DkSearch/dksus.dll?Detail&amp;name=&quot;;[.F28]);[.F28]);&quot;&quot;)" office:value-type="string" office:string-value="P12932SCT-ND">
            <text:p>P12932SCT-ND</text:p>
          </table:table-cell>
          <table:table-cell table:number-columns-repeated="1017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J1</text:p>
          </table:table-cell>
          <table:table-cell office:value-type="string">
            <text:p>USB-MINI-B_UX60</text:p>
          </table:table-cell>
          <table:table-cell office:value-type="float" office:value="1">
            <text:p>1</text:p>
          </table:table-cell>
          <table:table-cell office:value-type="string">
            <text:p>USB</text:p>
          </table:table-cell>
          <table:table-cell office:value-type="string">
            <text:p>H2959CT-ND</text:p>
          </table:table-cell>
          <table:table-cell table:formula="of:=IF(LEN([.F29])&lt;&gt;0;HYPERLINK(CONCATENATE(&quot;http://search.digikey.com/scripts/DkSearch/dksus.dll?Detail&amp;name=&quot;;[.F29]);[.F29]);&quot;&quot;)" office:value-type="string" office:string-value="H2959CT-ND">
            <text:p>H2959CT-ND</text:p>
          </table:table-cell>
          <table:table-cell table:number-columns-repeated="1017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P4</text:p>
          </table:table-cell>
          <table:table-cell office:value-type="string">
            <text:p>SIM_AMPHENOL</text:p>
          </table:table-cell>
          <table:table-cell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101-00271-82-1-ND</text:p>
          </table:table-cell>
          <table:table-cell table:formula="of:=IF(LEN([.F30])&lt;&gt;0;HYPERLINK(CONCATENATE(&quot;http://search.digikey.com/scripts/DkSearch/dksus.dll?Detail&amp;name=&quot;;[.F30]);[.F30]);&quot;&quot;)" office:value-type="string" office:string-value="101-00271-82-1-ND">
            <text:p>101-00271-82-1-ND</text:p>
          </table:table-cell>
          <table:table-cell table:number-columns-repeated="1017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IC4</text:p>
          </table:table-cell>
          <table:table-cell office:value-type="string">
            <text:p>SSOP20_BDQ</text:p>
          </table:table-cell>
          <table:table-cell office:value-type="float" office:value="1">
            <text:p>1</text:p>
          </table:table-cell>
          <table:table-cell office:value-type="string">
            <text:p>CB3Q3244</text:p>
          </table:table-cell>
          <table:table-cell office:value-type="string">
            <text:p>296-19125-1-ND</text:p>
          </table:table-cell>
          <table:table-cell table:formula="of:=IF(LEN([.F31])&lt;&gt;0;HYPERLINK(CONCATENATE(&quot;http://search.digikey.com/scripts/DkSearch/dksus.dll?Detail&amp;name=&quot;;[.F31]);[.F31]);&quot;&quot;)" office:value-type="string" office:string-value="296-19125-1-ND">
            <text:p>296-19125-1-ND</text:p>
          </table:table-cell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R21,R20</text:p>
          </table:table-cell>
          <table:table-cell office:value-type="string">
            <text:p>SM0603</text:p>
          </table:table-cell>
          <table:table-cell office:value-type="float" office:value="2">
            <text:p>2</text:p>
          </table:table-cell>
          <table:table-cell office:value-type="string">
            <text:p>10k1%</text:p>
          </table:table-cell>
          <table:table-cell office:value-type="string">
            <text:p>311-10.0KHRCT-ND</text:p>
          </table:table-cell>
          <table:table-cell table:formula="of:=IF(LEN([.F32])&lt;&gt;0;HYPERLINK(CONCATENATE(&quot;http://search.digikey.com/scripts/DkSearch/dksus.dll?Detail&amp;name=&quot;;[.F32]);[.F32]);&quot;&quot;)" office:value-type="string" office:string-value="311-10.0KHRCT-ND">
            <text:p>311-10.0KHRCT-ND</text:p>
          </table:table-cell>
          <table:table-cell table:number-columns-repeated="1017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IC5</text:p>
          </table:table-cell>
          <table:table-cell office:value-type="string">
            <text:p>SOT353</text:p>
          </table:table-cell>
          <table:table-cell office:value-type="float" office:value="1">
            <text:p>1</text:p>
          </table:table-cell>
          <table:table-cell office:value-type="string">
            <text:p>FPF2005</text:p>
          </table:table-cell>
          <table:table-cell office:value-type="string">
            <text:p>FPF2005CT-ND</text:p>
          </table:table-cell>
          <table:table-cell table:formula="of:=IF(LEN([.F33])&lt;&gt;0;HYPERLINK(CONCATENATE(&quot;http://search.digikey.com/scripts/DkSearch/dksus.dll?Detail&amp;name=&quot;;[.F33]);[.F33]);&quot;&quot;)" office:value-type="string" office:string-value="FPF2005CT-ND">
            <text:p>FPF2005CT-ND</text:p>
          </table:table-cell>
          <table:table-cell table:number-columns-repeated="1017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IC2</text:p>
          </table:table-cell>
          <table:table-cell office:value-type="string">
            <text:p>SOT26</text:p>
          </table:table-cell>
          <table:table-cell office:value-type="float" office:value="1">
            <text:p>1</text:p>
          </table:table-cell>
          <table:table-cell office:value-type="string">
            <text:p>AP7332</text:p>
          </table:table-cell>
          <table:table-cell office:value-type="string">
            <text:p>AP7332-3333W6-7DICT-ND</text:p>
          </table:table-cell>
          <table:table-cell table:formula="of:=IF(LEN([.F34])&lt;&gt;0;HYPERLINK(CONCATENATE(&quot;http://search.digikey.com/scripts/DkSearch/dksus.dll?Detail&amp;name=&quot;;[.F34]);[.F34]);&quot;&quot;)" office:value-type="string" office:string-value="AP7332-3333W6-7DICT-ND">
            <text:p>AP7332-3333W6-7DICT-ND</text:p>
          </table:table-cell>
          <table:table-cell table:number-columns-repeated="1017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D1</text:p>
          </table:table-cell>
          <table:table-cell office:value-type="string">
            <text:p>SMB_STPS340U</text:p>
          </table:table-cell>
          <table:table-cell office:value-type="float" office:value="1">
            <text:p>1</text:p>
          </table:table-cell>
          <table:table-cell office:value-type="string">
            <text:p>Schottky</text:p>
          </table:table-cell>
          <table:table-cell/>
          <table:table-cell table:formula="of:=IF(LEN([.F35])&lt;&gt;0;HYPERLINK(CONCATENATE(&quot;http://search.digikey.com/scripts/DkSearch/dksus.dll?Detail&amp;name=&quot;;[.F35]);[.F35]);&quot;&quot;)">
            <text:p/>
          </table:table-cell>
          <table:table-cell table:number-columns-repeated="1017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D4</text:p>
          </table:table-cell>
          <table:table-cell office:value-type="string">
            <text:p>LED-0805</text:p>
          </table:table-cell>
          <table:table-cell office:value-type="float" office:value="1">
            <text:p>1</text:p>
          </table:table-cell>
          <table:table-cell office:value-type="string">
            <text:p>RED</text:p>
          </table:table-cell>
          <table:table-cell/>
          <table:table-cell table:formula="of:=IF(LEN([.F36])&lt;&gt;0;HYPERLINK(CONCATENATE(&quot;http://search.digikey.com/scripts/DkSearch/dksus.dll?Detail&amp;name=&quot;;[.F36]);[.F36]);&quot;&quot;)">
            <text:p/>
          </table:table-cell>
          <table:table-cell table:number-columns-repeated="1017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D5</text:p>
          </table:table-cell>
          <table:table-cell office:value-type="string">
            <text:p>LED-0805</text:p>
          </table:table-cell>
          <table:table-cell office:value-type="float" office:value="1">
            <text:p>1</text:p>
          </table:table-cell>
          <table:table-cell office:value-type="string">
            <text:p>GREEN</text:p>
          </table:table-cell>
          <table:table-cell/>
          <table:table-cell table:formula="of:=IF(LEN([.F37])&lt;&gt;0;HYPERLINK(CONCATENATE(&quot;http://search.digikey.com/scripts/DkSearch/dksus.dll?Detail&amp;name=&quot;;[.F37]);[.F37]);&quot;&quot;)">
            <text:p/>
          </table:table-cell>
          <table:table-cell table:number-columns-repeated="1017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U1</text:p>
          </table:table-cell>
          <table:table-cell office:value-type="string">
            <text:p>SOC008_WIDE</text:p>
          </table:table-cell>
          <table:table-cell office:value-type="float" office:value="1">
            <text:p>1</text:p>
          </table:table-cell>
          <table:table-cell office:value-type="string">
            <text:p>FLASH</text:p>
          </table:table-cell>
          <table:table-cell/>
          <table:table-cell table:formula="of:=IF(LEN([.F38])&lt;&gt;0;HYPERLINK(CONCATENATE(&quot;http://search.digikey.com/scripts/DkSearch/dksus.dll?Detail&amp;name=&quot;;[.F38]);[.F38]);&quot;&quot;)">
            <text:p/>
          </table:table-cell>
          <table:table-cell table:number-columns-repeated="1017"/>
        </table:table-row>
        <table:table-row table:style-name="ro1">
          <table:table-cell table:style-name="ce2" office:value-type="string" table:number-columns-spanned="7" table:number-rows-spanned="1">
            <text:p>additional</text:p>
          </table:table-cell>
          <table:covered-table-cell table:number-columns-repeated="5"/>
          <table:covered-table-cell table:formula="of:=IF(LEN([.F39])&lt;&gt;0;HYPERLINK(CONCATENATE(&quot;http://search.digikey.com/scripts/DkSearch/dksus.dll?Detail&amp;name=&quot;;[.F39]);[.F39]);&quot;&quot;)">
            <text:p/>
          </table:covered-table-cell>
          <table:table-cell table:number-columns-repeated="1017"/>
        </table:table-row>
        <table:table-row table:style-name="ro1">
          <table:table-cell/>
          <table:table-cell office:value-type="string">
            <text:p>FFC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WM10052-ND</text:p>
          </table:table-cell>
          <table:table-cell table:formula="of:=IF(LEN([.F40])&lt;&gt;0;HYPERLINK(CONCATENATE(&quot;http://search.digikey.com/scripts/DkSearch/dksus.dll?Detail&amp;name=&quot;;[.F40]);[.F40]);&quot;&quot;)" office:value-type="string" office:string-value="WM10052-ND">
            <text:p>WM10052-ND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jumper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S9337-ND</text:p>
          </table:table-cell>
          <table:table-cell table:formula="of:=IF(LEN([.F41])&lt;&gt;0;HYPERLINK(CONCATENATE(&quot;http://search.digikey.com/scripts/DkSearch/dksus.dll?Detail&amp;name=&quot;;[.F41]);[.F41]);&quot;&quot;)" office:value-type="string" office:string-value="S9337-ND">
            <text:p>S9337-ND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in array 90°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1112E-36-ND</text:p>
          </table:table-cell>
          <table:table-cell table:formula="of:=IF(LEN([.F42])&lt;&gt;0;HYPERLINK(CONCATENATE(&quot;http://search.digikey.com/scripts/DkSearch/dksus.dll?Detail&amp;name=&quot;;[.F42]);[.F42]);&quot;&quot;)" office:value-type="string" office:string-value="S1112E-36-ND">
            <text:p>S1112E-36-ND</text:p>
          </table:table-cell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02">07/02/2011</text:date>, <text:time>13:40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7-02T13:40:29</dc:date>
    <dc:creator>Kevin Redon</dc:creator>
    <meta:generator>LibreOffice/3.3$Unix LibreOffice_project/330m19$Build-202</meta:generator>
    <meta:editing-duration>PT7S</meta:editing-duration>
    <meta:editing-cycles>1</meta:editing-cycles>
    <meta:document-statistic meta:table-count="1" meta:cell-count="281" meta:object-count="0"/>
  </office:meta>
</office:document-meta>
</file>